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5feb" officeooo:paragraph-rsid="00115feb"/>
    </style:style>
    <style:style style:name="P2" style:family="paragraph" style:parent-style-name="Standard">
      <style:text-properties officeooo:paragraph-rsid="0011f7b0"/>
    </style:style>
    <style:style style:name="P3" style:family="paragraph" style:parent-style-name="Standard">
      <style:text-properties fo:font-size="11pt" officeooo:rsid="00115feb" officeooo:paragraph-rsid="00115feb" style:font-size-asian="11pt" style:font-size-complex="11pt"/>
    </style:style>
    <style:style style:name="P4" style:family="paragraph" style:parent-style-name="Standard">
      <style:text-properties fo:font-size="11pt" fo:font-style="normal" style:text-underline-style="solid" style:text-underline-width="auto" style:text-underline-color="font-color" fo:font-weight="bold" officeooo:rsid="00115feb" officeooo:paragraph-rsid="00115feb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fo:font-size="11pt" fo:font-style="normal" style:text-underline-style="none" fo:font-weight="normal" officeooo:rsid="0011f7b0" officeooo:paragraph-rsid="0011f7b0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fo:font-size="11pt" fo:font-style="italic" style:text-underline-style="none" officeooo:rsid="00115feb" officeooo:paragraph-rsid="00115feb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size="11pt" style:text-underline-style="none" officeooo:rsid="0011f7b0" officeooo:paragraph-rsid="0011f7b0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officeooo:rsid="0011f7b0" officeooo:paragraph-rsid="0011f7b0" style:font-size-asian="11pt" style:font-size-complex="11pt"/>
    </style:style>
    <style:style style:name="P9" style:family="paragraph" style:parent-style-name="Standard">
      <style:text-properties fo:font-size="11pt" fo:font-style="italic" style:text-underline-style="none" officeooo:rsid="00115feb" officeooo:paragraph-rsid="0011f7b0" style:font-size-asian="11pt" style:font-style-asian="italic" style:font-size-complex="11pt" style:font-style-complex="italic"/>
    </style:style>
    <style:style style:name="P10" style:family="paragraph" style:parent-style-name="Standard" style:list-style-name="L1">
      <style:text-properties fo:font-size="11pt" fo:font-style="normal" style:text-underline-style="none" officeooo:rsid="0011f7b0" officeooo:paragraph-rsid="0011f7b0" style:font-size-asian="11pt" style:font-style-asian="normal" style:font-size-complex="11pt" style:font-style-complex="normal"/>
    </style:style>
    <style:style style:name="P11" style:family="paragraph" style:parent-style-name="Standard">
      <style:text-properties fo:font-size="11pt" fo:font-style="normal" style:text-underline-style="none" officeooo:rsid="0011f7b0" officeooo:paragraph-rsid="0011f7b0" style:font-size-asian="11pt" style:font-style-asian="normal" style:font-size-complex="11pt" style:font-style-complex="normal"/>
    </style:style>
    <style:style style:name="P12" style:family="paragraph" style:parent-style-name="Standard" style:list-style-name="L2">
      <style:text-properties fo:font-size="11pt" fo:font-style="normal" style:text-underline-style="none" officeooo:rsid="0011f7b0" officeooo:paragraph-rsid="0011f7b0" style:font-size-asian="11pt" style:font-style-asian="normal" style:font-size-complex="11pt" style:font-style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11f7b0"/>
    </style:style>
    <style:style style:name="T6" style:family="text">
      <style:text-properties fo:font-style="normal" officeooo:rsid="0011f7b0" style:font-style-asian="normal" style:font-style-complex="normal"/>
    </style:style>
    <style:style style:name="T7" style:family="text">
      <style:text-properties fo:font-size="11pt" fo:font-style="italic" style:text-underline-style="none" officeooo:rsid="00115feb" style:font-size-asian="11pt" style:font-style-asian="italic" style:font-size-complex="11pt" style:font-style-complex="italic"/>
    </style:style>
    <style:style style:name="T8" style:family="text">
      <style:text-properties fo:font-size="11pt" fo:font-style="normal" style:text-underline-style="none" officeooo:rsid="0011f7b0" style:font-size-asian="11pt" style:font-style-asian="normal" style:font-size-complex="11pt" style:font-style-complex="normal"/>
    </style:style>
    <style:style style:name="T9" style:family="text">
      <style:text-properties officeooo:rsid="0013b029"/>
    </style:style>
    <style:style style:name="T10" style:family="text">
      <style:text-properties officeooo:rsid="00154bd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traction des adresses : analyse des résultats sur 3 pipelines</text:span> </text:p>
      <text:p text:style-name="P3"/>
      <text:p text:style-name="P3"/>
      <text:p text:style-name="P3">En entrée un CSV dont chaque ligne représente une personne dont l’adresse est à <text:span text:style-name="T9">déterminer</text:span>. </text:p>
      <text:p text:style-name="P3"/>
      <text:p text:style-name="P3"/>
      <text:p text:style-name="P3"><text:span text:style-name="T3">Objectif : </text:span>Pour chaque personne, on possède un document PDF dont on peut extraire l’adresse recherchée. </text:p>
      <text:p text:style-name="P3"/>
      <text:p text:style-name="P3"><text:span text:style-name="T3">Problématique :</text:span><text:span text:style-name="T4"> </text:span>Certains de ces PDFs sont complétés en manuscrit. Il faut donc <text:span text:style-name="T9">construire</text:span> un outil capable d’analyser des caractères manuscrits </text:p>
      <text:p text:style-name="P3"/>
      <text:p text:style-name="P3"><text:span text:style-name="T3">Solutions :</text:span><text:span text:style-name="T4"> </text:span>Établissement et analyse de trois pipelines différentes pour extraction depuis documents manuscrits </text:p>
      <text:p text:style-name="P3">1. Pour transcription du texte utilisation d’un outil appelé Tesseract, puis utilisation d’un llm ( IA pour analyse de texte) pour extraire l’adresse. </text:p>
      <text:p text:style-name="P3">2. Pour transcription du texte utilisation d’un VLM ( IA pour analyse d’image), puis utilisation d’un <text:span text:style-name="T5">LLM</text:span> pour extraire l’adresse.</text:p>
      <text:p text:style-name="P3">3. On ne transcrit pas le texte. On utilise directement un VLM pour identifier l’emplacement de l’adresse et l’extraire sans retranscrire au préalable tout le texte.</text:p>
      <text:p text:style-name="P3"/>
      <text:p text:style-name="P4">Analyse des résultats </text:p>
      <text:p text:style-name="P4"/>
      <text:p text:style-name="P5">Ces trois solutions on été testées sur deux déclarations de dons manuels </text:p>
      <text:p text:style-name="P5">1. L’un<text:span text:style-name="T9">e</text:span> est complété<text:span text:style-name="T9">e </text:span>en manuscrit </text:p>
      <text:p text:style-name="P5">2. L’autre est complété<text:span text:style-name="T9">e</text:span> en tapuscrit pour le donateur ET manuscrit pour le donataire </text:p>
      <text:p text:style-name="P4"/>
      <text:p text:style-name="P6">Qualité des résultats : </text:p>
      <text:p text:style-name="P6"/>
      <text:p text:style-name="P6">- <text:span text:style-name="T6">La première pipeline renvoie</text:span></text:p>
      <text:list xml:id="list499199825" text:style-name="L1">
        <text:list-item>
          <text:p text:style-name="P10">un résultat vide pour le document <text:s/>manuscrit </text:p>
        </text:list-item>
        <text:list-item>
          <text:p text:style-name="P10">pour le document mixte, elle renvoie l’adresse du donateur qui est tapuscrit alors que l’on souhaite celle du donataire qui est en manuscrit </text:p>
        </text:list-item>
      </text:list>
      <text:p text:style-name="P11">Ce test confirme bien que tesseract n’est pas adapté à la transcription de texte manuscrit.</text:p>
      <text:p text:style-name="P11"/>
      <text:p text:style-name="P11">- La deuxième pipeline</text:p>
      <text:list xml:id="list1599094984" text:style-name="L2">
        <text:list-item>
          <text:p text:style-name="P12">Premier document : bon résultat </text:p>
        </text:list-item>
        <text:list-item>
          <text:p text:style-name="P12">Second document : coquille au niveau du nom de l’avenue <text:s/></text:p>
        </text:list-item>
      </text:list>
      <text:p text:style-name="P11"/>
      <text:p text:style-name="P11">- La troisième pipeline </text:p>
      <text:list xml:id="list165841364124621" text:continue-numbering="true" text:style-name="L2">
        <text:list-item>
          <text:p text:style-name="P12">Premier document : bon résultat </text:p>
        </text:list-item>
        <text:list-item>
          <text:p text:style-name="P12">Second document : coquille au niveau du nom de l’avenue + remplace le nom commun <text:span text:style-name="T9">avenue</text:span> par <text:span text:style-name="T9">rue</text:span> </text:p>
          <text:p text:style-name="P12"><text:s/></text:p>
        </text:list-item>
      </text:list>
      <text:p text:style-name="P7">Conclusion : sur ce très faible échantillon ( la conclusion reste donc à confirmer) : <text:span text:style-name="T10">tesseract est à exclure. I</text:span>l semble que la pipeline VLM + LLM fournisse un résultat plus fiable. En effet le VLM seul prend des « initiatives ». Il complète devant le nom de l’adresse rue automatiquement alors que c’est une avenue. Retenons donc les deux dernière pipelines <text:span text:style-name="T9">pour</text:span> <text:span text:style-name="T9">la</text:span> suite de la <text:span text:style-name="T9">comparaison</text:span>. </text:p>
      <text:p text:style-name="P8"/>
      <text:p text:style-name="P9">Durée de traitement : </text:p>
      <text:p text:style-name="P2"><text:span text:style-name="T7">- </text:span><text:span text:style-name="T8">La deuxième pipeline : 40s par document</text:span></text:p>
      <text:p text:style-name="P11">- La troisième pipeline : 2min24s par document</text:p>
      <text:p text:style-name="P11"/>
      <text:p text:style-name="P11"><text:span text:style-name="T3">Conclusion : </text:span>L’industrialisation des pipelines, permettra de réaliser des test<text:span text:style-name="T10">s </text:span>sur un ensemble plus important de données <text:span text:style-name="T9">afin de déterminer</text:span> si la qualité des résultats de la deuxième pipeline ( VLM + LLM) justifie une telle durée de traitement ( et <text:span text:style-name="T10">coût</text:span> <text:span text:style-name="T10">computationnel</text:span>) </text:p>
      <text:p text:style-name="P11"/>
      <text:p text:style-name="P11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1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6:23:40.568886971</meta:creation-date>
    <dc:date>2026-03-10T16:58:40.735606651</dc:date>
    <meta:editing-duration>PT3M41S</meta:editing-duration>
    <meta:editing-cycles>3</meta:editing-cycles>
    <meta:generator>LibreOffice/7.2.7.2$Linux_X86_64 LibreOffice_project/8d71d29d553c0f7dcbfa38fbfda25ee34cce99a2</meta:generator>
    <meta:document-statistic meta:table-count="0" meta:image-count="0" meta:object-count="0" meta:page-count="1" meta:paragraph-count="29" meta:word-count="418" meta:character-count="2553" meta:non-whitespace-character-count="2146"/>
  </office:meta>
</office:document-meta>
</file>